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730bb6"/>
    </style:style>
    <style:style style:name="P2" style:family="paragraph" style:parent-style-name="_5f_code">
      <style:text-properties officeooo:paragraph-rsid="007e0b45"/>
    </style:style>
    <style:style style:name="P3" style:family="paragraph" style:parent-style-name="_5f_code">
      <style:text-properties officeooo:paragraph-rsid="008038f1"/>
    </style:style>
    <style:style style:name="P4" style:family="paragraph" style:parent-style-name="_5f_code">
      <style:text-properties officeooo:paragraph-rsid="008bb093"/>
    </style:style>
    <style:style style:name="P5" style:family="paragraph" style:parent-style-name="_5f_code">
      <style:text-properties officeooo:paragraph-rsid="00836eac"/>
    </style:style>
    <style:style style:name="P6" style:family="paragraph" style:parent-style-name="_5f_paragraph">
      <style:text-properties officeooo:rsid="004eb701" officeooo:paragraph-rsid="004f95c3"/>
    </style:style>
    <style:style style:name="P7" style:family="paragraph" style:parent-style-name="_5f_paragraph">
      <style:text-properties officeooo:rsid="004eb701" officeooo:paragraph-rsid="00542597"/>
    </style:style>
    <style:style style:name="P8" style:family="paragraph" style:parent-style-name="_5f_paragraph">
      <style:text-properties officeooo:rsid="004f95c3" officeooo:paragraph-rsid="004f95c3"/>
    </style:style>
    <style:style style:name="P9" style:family="paragraph" style:parent-style-name="_5f_paragraph">
      <style:text-properties officeooo:rsid="004f95c3" officeooo:paragraph-rsid="00555634"/>
    </style:style>
    <style:style style:name="P10" style:family="paragraph" style:parent-style-name="_5f_paragraph">
      <style:text-properties officeooo:paragraph-rsid="00778f97"/>
    </style:style>
    <style:style style:name="P11" style:family="paragraph" style:parent-style-name="_5f_paragraph">
      <style:text-properties officeooo:rsid="00778f97" officeooo:paragraph-rsid="00778f97"/>
    </style:style>
    <style:style style:name="P12" style:family="paragraph" style:parent-style-name="_5f_paragraph">
      <style:text-properties officeooo:paragraph-rsid="006f40ae"/>
    </style:style>
    <style:style style:name="P13" style:family="paragraph" style:parent-style-name="_5f_paragraph">
      <style:text-properties officeooo:paragraph-rsid="0046f00c"/>
    </style:style>
    <style:style style:name="P14" style:family="paragraph" style:parent-style-name="_5f_paragraph">
      <style:text-properties officeooo:rsid="0053ae46" officeooo:paragraph-rsid="0053ae46"/>
    </style:style>
    <style:style style:name="P15" style:family="paragraph" style:parent-style-name="_5f_paragraph">
      <style:text-properties officeooo:rsid="004d86bf" officeooo:paragraph-rsid="004eb701"/>
    </style:style>
    <style:style style:name="P16" style:family="paragraph" style:parent-style-name="_5f_paragraph">
      <style:text-properties style:font-name="Calibri Light1" fo:font-size="11pt" fo:font-weight="250" officeooo:rsid="0048889b" officeooo:paragraph-rsid="0048889b"/>
    </style:style>
    <style:style style:name="P17" style:family="paragraph" style:parent-style-name="_5f_paragraph">
      <style:text-properties style:font-name="Calibri Light1" fo:font-size="11pt" fo:font-weight="250" officeooo:rsid="006cc035" officeooo:paragraph-rsid="006cc035"/>
    </style:style>
    <style:style style:name="P18" style:family="paragraph" style:parent-style-name="_5f_paragraph">
      <style:text-properties style:font-name="Calibri Light1" fo:font-size="11pt" fo:font-weight="250" officeooo:rsid="00638b49" officeooo:paragraph-rsid="00638b49"/>
    </style:style>
    <style:style style:name="P19" style:family="paragraph" style:parent-style-name="_5f_paragraph">
      <style:text-properties style:font-name="Calibri Light1" fo:font-size="11pt" fo:language="ru" fo:country="RU" fo:font-weight="250" officeooo:rsid="0088cf43" officeooo:paragraph-rsid="0088cf43"/>
    </style:style>
    <style:style style:name="P20" style:family="paragraph" style:parent-style-name="_5f_paragraph">
      <style:text-properties officeooo:rsid="005d47af" officeooo:paragraph-rsid="005d47af"/>
    </style:style>
    <style:style style:name="P21" style:family="paragraph" style:parent-style-name="_5f_paragraph">
      <style:text-properties officeooo:rsid="00666880" officeooo:paragraph-rsid="00666880"/>
    </style:style>
    <style:style style:name="P22" style:family="paragraph" style:parent-style-name="_5f_paragraph">
      <style:text-properties officeooo:rsid="006838ac" officeooo:paragraph-rsid="006838ac"/>
    </style:style>
    <style:style style:name="P23" style:family="paragraph" style:parent-style-name="_5f_paragraph">
      <style:text-properties officeooo:rsid="006a660f" officeooo:paragraph-rsid="006a660f"/>
    </style:style>
    <style:style style:name="P24" style:family="paragraph" style:parent-style-name="_5f_paragraph">
      <style:text-properties officeooo:paragraph-rsid="007c18cc"/>
    </style:style>
    <style:style style:name="P25" style:family="paragraph" style:parent-style-name="_5f_paragraph">
      <style:text-properties officeooo:paragraph-rsid="005ca26c"/>
    </style:style>
    <style:style style:name="P26" style:family="paragraph" style:parent-style-name="_5f_heading_5f_middle_5f_2">
      <style:text-properties officeooo:rsid="006f40ae" officeooo:paragraph-rsid="006f40ae"/>
    </style:style>
    <style:style style:name="P27" style:family="paragraph" style:parent-style-name="_5f_heading_5f_middle_5f_2">
      <style:text-properties fo:font-variant="normal" fo:text-transform="none" style:font-name="Bebas Neue Pro" fo:font-size="16pt" fo:language="ru" fo:country="RU" officeooo:rsid="007c18cc" officeooo:paragraph-rsid="007c18cc"/>
    </style:style>
    <style:style style:name="P28" style:family="paragraph" style:parent-style-name="_5f_text">
      <style:text-properties fo:language="ru" fo:country="RU" officeooo:rsid="008bb093" officeooo:paragraph-rsid="008bb093"/>
    </style:style>
    <style:style style:name="P29" style:family="paragraph" style:parent-style-name="_5f_text">
      <style:text-properties fo:language="ru" fo:country="RU" officeooo:rsid="008c7b15" officeooo:paragraph-rsid="008c7b15"/>
    </style:style>
    <style:style style:name="P30" style:family="paragraph" style:parent-style-name="_5f_text">
      <style:text-properties officeooo:rsid="00730bb6" officeooo:paragraph-rsid="00730bb6"/>
    </style:style>
    <style:style style:name="P31" style:family="paragraph" style:parent-style-name="_5f_heading_5f_top" style:master-page-name="Standard">
      <style:paragraph-properties style:page-number="auto"/>
    </style:style>
    <style:style style:name="P32" style:family="paragraph" style:parent-style-name="_5f_heading_5f_bottom">
      <style:text-properties officeooo:paragraph-rsid="0086fa32"/>
    </style:style>
    <style:style style:name="P33" style:family="paragraph" style:parent-style-name="_5f_code">
      <style:text-properties officeooo:paragraph-rsid="00778f97"/>
    </style:style>
    <style:style style:name="P34" style:family="paragraph" style:parent-style-name="_5f_code">
      <style:text-properties officeooo:paragraph-rsid="00939cc7"/>
    </style:style>
    <style:style style:name="P35" style:family="paragraph" style:parent-style-name="_5f_code">
      <style:text-properties officeooo:paragraph-rsid="00992460"/>
    </style:style>
    <style:style style:name="P36" style:family="paragraph" style:parent-style-name="_5f_list" style:list-style-name="L1"/>
    <style:style style:name="P37" style:family="paragraph" style:parent-style-name="_5f_list" style:list-style-name="L1">
      <style:text-properties officeooo:paragraph-rsid="00555634"/>
    </style:style>
    <style:style style:name="P38" style:family="paragraph" style:parent-style-name="_5f_paragraph">
      <style:text-properties officeooo:paragraph-rsid="00992460"/>
    </style:style>
    <style:style style:name="P39" style:family="paragraph" style:parent-style-name="_5f_text">
      <style:text-properties fo:language="ru" fo:country="RU" officeooo:rsid="00952e82" officeooo:paragraph-rsid="00952e82"/>
    </style:style>
    <style:style style:name="P40" style:family="paragraph" style:parent-style-name="_5f_text">
      <style:text-properties fo:language="ru" fo:country="RU" officeooo:rsid="00952e82" officeooo:paragraph-rsid="00992460"/>
    </style:style>
    <style:style style:name="P41" style:family="paragraph" style:parent-style-name="_5f_text">
      <style:text-properties fo:language="ru" fo:country="RU" officeooo:rsid="008bb093" officeooo:paragraph-rsid="00992460"/>
    </style:style>
    <style:style style:name="P42" style:family="paragraph" style:parent-style-name="_5f_text">
      <style:text-properties officeooo:paragraph-rsid="008bb09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8ebc53"/>
    </style:style>
    <style:style style:name="T3" style:family="text">
      <style:text-properties fo:language="en" fo:country="US" officeooo:rsid="00927b94"/>
    </style:style>
    <style:style style:name="T4" style:family="text">
      <style:text-properties fo:language="en" fo:country="US" officeooo:rsid="00952e82"/>
    </style:style>
    <style:style style:name="T5" style:family="text">
      <style:text-properties fo:language="en" fo:country="US" officeooo:rsid="0098473e"/>
    </style:style>
    <style:style style:name="T6" style:family="text">
      <style:text-properties style:font-name="Calibri Light1" fo:font-size="11pt" fo:language="ru" fo:country="RU" fo:font-weight="250" officeooo:rsid="007c18cc"/>
    </style:style>
    <style:style style:name="T7" style:family="text">
      <style:text-properties style:font-name="Calibri Light1" fo:font-size="11pt" fo:language="ru" fo:country="RU" fo:font-weight="250" officeooo:rsid="007f82e8"/>
    </style:style>
    <style:style style:name="T8" style:family="text">
      <style:text-properties style:font-name="Calibri Light1" fo:font-size="11pt" fo:language="ru" fo:country="RU" fo:font-weight="250" officeooo:rsid="00821f3d"/>
    </style:style>
    <style:style style:name="T9" style:family="text">
      <style:text-properties style:font-name="Calibri Light1" fo:font-size="11pt" fo:language="ru" fo:country="RU" fo:font-weight="250" officeooo:rsid="0086fa32"/>
    </style:style>
    <style:style style:name="T10" style:family="text">
      <style:text-properties style:font-name="Calibri Light1" fo:font-size="11pt" fo:language="ru" fo:country="RU" fo:font-weight="250" officeooo:rsid="0098473e"/>
    </style:style>
    <style:style style:name="T11" style:family="text">
      <style:text-properties style:font-name="Calibri Light1" fo:font-size="11pt" fo:font-weight="250"/>
    </style:style>
    <style:style style:name="T12" style:family="text">
      <style:text-properties style:font-name="Calibri Light1" fo:font-size="11pt" fo:font-weight="250" officeooo:rsid="004f95c3"/>
    </style:style>
    <style:style style:name="T13" style:family="text">
      <style:text-properties style:font-name="Calibri Light1" fo:font-size="11pt" fo:font-weight="250" officeooo:rsid="00787277"/>
    </style:style>
    <style:style style:name="T14" style:family="text">
      <style:text-properties style:font-name="Calibri Light1" fo:font-size="11pt" fo:font-weight="250" officeooo:rsid="0046f00c"/>
    </style:style>
    <style:style style:name="T15" style:family="text">
      <style:text-properties style:font-name="Calibri Light1" fo:font-size="11pt" fo:font-weight="250" officeooo:rsid="0098473e"/>
    </style:style>
    <style:style style:name="T16" style:family="text">
      <style:text-properties style:font-name="Calibri Light1" fo:font-size="11pt" fo:language="en" fo:country="US" fo:font-weight="250" officeooo:rsid="007c18cc"/>
    </style:style>
    <style:style style:name="T17" style:family="text">
      <style:text-properties style:font-name="Calibri Light1" fo:font-size="11pt" fo:language="en" fo:country="US" fo:font-weight="250" officeooo:rsid="0098473e"/>
    </style:style>
    <style:style style:name="T18" style:family="text">
      <style:text-properties fo:language="ru" fo:country="RU" officeooo:rsid="007c18cc"/>
    </style:style>
    <style:style style:name="T19" style:family="text">
      <style:text-properties fo:language="ru" fo:country="RU" officeooo:rsid="007f82e8"/>
    </style:style>
    <style:style style:name="T20" style:family="text">
      <style:text-properties fo:language="ru" fo:country="RU" officeooo:rsid="0084bc0a"/>
    </style:style>
    <style:style style:name="T21" style:family="text">
      <style:text-properties fo:language="ru" fo:country="RU" officeooo:rsid="0086c3e2"/>
    </style:style>
    <style:style style:name="T22" style:family="text">
      <style:text-properties fo:language="ru" fo:country="RU" officeooo:rsid="00890eaa"/>
    </style:style>
    <style:style style:name="T23" style:family="text">
      <style:text-properties fo:language="ru" fo:country="RU" officeooo:rsid="00927b94"/>
    </style:style>
    <style:style style:name="T24" style:family="text">
      <style:text-properties fo:language="ru" fo:country="RU" officeooo:rsid="00952e82"/>
    </style:style>
    <style:style style:name="T25" style:family="text">
      <style:text-properties fo:language="ru" fo:country="RU" officeooo:rsid="0098473e"/>
    </style:style>
    <style:style style:name="T26" style:family="text">
      <style:text-properties fo:language="ru" fo:country="RU" officeooo:rsid="0096d059"/>
    </style:style>
    <style:style style:name="T27" style:family="text">
      <style:text-properties officeooo:rsid="00489d9b"/>
    </style:style>
    <style:style style:name="T28" style:family="text">
      <style:text-properties officeooo:rsid="004f95c3"/>
    </style:style>
    <style:style style:name="T29" style:family="text">
      <style:text-properties officeooo:rsid="00505b89"/>
    </style:style>
    <style:style style:name="T30" style:family="text">
      <style:text-properties officeooo:rsid="0053ae46"/>
    </style:style>
    <style:style style:name="T31" style:family="text">
      <style:text-properties officeooo:rsid="00542597"/>
    </style:style>
    <style:style style:name="T32" style:family="text">
      <style:text-properties officeooo:rsid="005d47af"/>
    </style:style>
    <style:style style:name="T33" style:family="text">
      <style:text-properties officeooo:rsid="00690256"/>
    </style:style>
    <style:style style:name="T34" style:family="text">
      <style:text-properties officeooo:rsid="00769d07"/>
    </style:style>
    <style:style style:name="T35" style:family="text">
      <style:text-properties officeooo:rsid="00778f97"/>
    </style:style>
    <style:style style:name="T36" style:family="text">
      <style:text-properties officeooo:rsid="00781f19"/>
    </style:style>
    <style:style style:name="T37" style:family="text">
      <style:text-properties officeooo:rsid="00787277"/>
    </style:style>
    <style:style style:name="T38" style:family="text">
      <style:text-properties officeooo:rsid="006f40ae"/>
    </style:style>
    <style:style style:name="T39" style:family="text">
      <style:text-properties style:font-name="Hack" fo:font-size="9pt" fo:language="en" fo:country="US" fo:font-weight="normal" officeooo:rsid="0086fa32"/>
    </style:style>
    <style:style style:name="T40" style:family="text">
      <style:text-properties style:font-name="Hack" fo:font-size="9pt" fo:language="en" fo:country="US" fo:font-weight="normal" officeooo:rsid="008a0735"/>
    </style:style>
    <style:style style:name="T41" style:family="text">
      <style:text-properties style:font-name="Hack" fo:font-size="9pt" fo:language="ru" fo:country="RU" fo:font-weight="normal" officeooo:rsid="008f16fc"/>
    </style:style>
    <style:style style:name="T42" style:family="text">
      <style:text-properties officeooo:rsid="00432dcd"/>
    </style:style>
    <style:style style:name="T43" style:family="text">
      <style:text-properties officeooo:rsid="00555634"/>
    </style:style>
    <style:style style:name="T44" style:family="text">
      <style:text-properties officeooo:rsid="0061f52e"/>
    </style:style>
    <style:style style:name="T45" style:family="text">
      <style:text-properties officeooo:rsid="0046f00c"/>
    </style:style>
    <style:style style:name="T46" style:family="text">
      <style:text-properties officeooo:rsid="005ad4ef"/>
    </style:style>
    <style:style style:name="T47" style:family="text">
      <style:text-properties officeooo:rsid="006a660f"/>
    </style:style>
    <style:style style:name="T48" style:family="text">
      <style:text-properties officeooo:rsid="007c18cc"/>
    </style:style>
    <style:style style:name="T49" style:family="text">
      <style:text-properties officeooo:rsid="0059073a"/>
    </style:style>
    <style:style style:name="T50" style:family="text">
      <style:text-properties officeooo:rsid="005ca26c"/>
    </style:style>
    <style:style style:name="T51" style:family="text">
      <style:text-properties officeooo:rsid="006838ac"/>
    </style:style>
    <style:style style:name="T52" style:family="text">
      <style:text-properties officeooo:rsid="00890eaa"/>
    </style:style>
    <style:style style:name="T53" style:family="text">
      <style:text-properties officeooo:rsid="008d5243"/>
    </style:style>
    <style:style style:name="T54" style:family="text">
      <style:text-properties fo:font-variant="normal" fo:text-transform="none" style:font-name="Bebas Neue Pro Expanded" fo:font-size="14pt" fo:language="ru" fo:country="RU" fo:font-weight="bold" officeooo:rsid="0086fa32"/>
    </style:style>
    <style:style style:name="T55" style:family="text">
      <style:text-properties officeooo:rsid="00952e82"/>
    </style:style>
    <style:style style:name="T56" style:family="text">
      <style:text-properties officeooo:rsid="0096d059"/>
    </style:style>
    <style:style style:name="T57" style:family="text">
      <style:text-properties officeooo:rsid="00984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Установка</text:p>
      <text:p text:style-name="P30">Стандартно обновляем</text:p>
      <text:p text:style-name="_5f_code">sudo apt update</text:p>
      <text:p text:style-name="P1">sudo apt-<text:span text:style-name="T42">get -y</text:span> install apache2</text:p>
      <text:p text:style-name="_5f_paragraph">Управление по <text:span text:style-name="_5f_bold">systemctl</text:span></text:p>
      <text:p text:style-name="_5f_code">sudo systemctl status apache2</text:p>
      <text:p text:style-name="_5f_text"/>
      <text:p text:style-name="_5f_text">В Apache в Ubuntu 20.04 по умолчанию включен один серверный блок, настроенный на обслуживание документов из директории /var/www/html. </text:p>
      <text:p text:style-name="_5f_text"/>
      <text:p text:style-name="_5f_heading_5f_top">Настройка виртуальных хостов (рекомендуется)</text:p>
      <text:p text:style-name="_5f_heading_5f_middle_5f_1">Теория</text:p>
      <text:p text:style-name="_5f_paragraph">НТТР/1.1 содержит заголовок Host. GET запрос содержит имя сервера и путь до нужного файла. Запрос уходит к DNS серверу. На сервере есть запись А, которая сопоставляет домен с IP. <text:span text:style-name="T30">Запрос пересылается на хостинг.</text:span></text:p>
      <text:p text:style-name="P14">На хостинге <text:span text:style-name="_5f_bold">apache</text:span> <text:span text:style-name="T11">имеет таблицу соответствия HOST → КАТАЛОГ, в котором находится нужный сайт.</text:span></text:p>
      <text:p text:style-name="P15">Пример блока <text:span text:style-name="_5f_bold">VirtualHost</text:span> <text:span text:style-name="T29">для двух сайтов</text:span>:</text:p>
      <text:p text:style-name="_5f_code">NameVirtualHost *</text:p>
      <text:p text:style-name="_5f_code">ServerName www.somewhere.com</text:p>
      <text:p text:style-name="_5f_code">DocumentRoot /usr/local/www/data</text:p>
      <text:p text:style-name="_5f_code">ServerAdmin webmaster@somewhere.com</text:p>
      <text:p text:style-name="_5f_code">ErrorLog logs/www.somewhere.com-error_log</text:p>
      <text:p text:style-name="_5f_code">CustomLog logs/www.somewhere.com-access_log common</text:p>
      <text:p text:style-name="_5f_code">ServerName www.frankspage.com</text:p>
      <text:p text:style-name="_5f_code">ServerAlias frankspage.com</text:p>
      <text:p text:style-name="_5f_code">DocumentRoot /home/frank/public_html</text:p>
      <text:p text:style-name="_5f_code">ServerAdmin frank@frankspage.com</text:p>
      <text:p text:style-name="_5f_code">ErrorLog logs/www.frankspage.com-error_log</text:p>
      <text:p text:style-name="_5f_code">CustomLog logs/www.frankspage.com-access_log common </text:p>
      <text:p text:style-name="P7">Когда http запрос прилетает на <text:span text:style-name="_5f_bold"><text:span text:style-name="T30">apache</text:span></text:span> по <text:span text:style-name="_5f_bold"><text:span text:style-name="T31">IP</text:span></text:span>, <text:span text:style-name="_5f_bold"><text:span text:style-name="T30">apache</text:span></text:span> берёт из запроса <text:span text:style-name="_5f_bold">host</text:span> и сравнивает его по своей таблице. В таблице присутствует <text:span text:style-name="_5f_bold">ServerName</text:span>. Если совпадает, то <text:span text:style-name="_5f_bold">DocumentRoot</text:span> показывает куда нужно перенаправлять поток данных.</text:p>
      <text:p text:style-name="P6">Если запрос имеет <text:span text:style-name="_5f_bold"><text:span text:style-name="T28">host</text:span></text:span><text:span text:style-name="T12">? То он работает</text:span></text:p>
      <text:p text:style-name="_5f_code"><text:s/><text:a xlink:type="simple" xlink:href="https://www.hostland.ru/articles/virtual_hosting" text:style-name="Internet_20_link" text:visited-style-name="Visited_20_Internet_20_Link">https://www.hostland.ru/articles/virtual_hosting</text:a></text:p>
      <text:p text:style-name="P9"><text:span text:style-name="T28">Е</text:span>сли не имеет, то виртуальный хостинг не работает, поскольку <text:span text:style-name="_5f_bold"><text:span text:style-name="T30">apache</text:span></text:span> не знает какой домен нам нужен.</text:p>
      <text:p text:style-name="_5f_code">https://192.168.2.202/articles/virtual_hosting </text:p>
      <text:p text:style-name="P8">Чтобы это раз рулить локально, нужно править <text:span text:style-name="_5f_bold">C:\windows\system32\drivers\etc\hosts</text:span>. Он заменяет <text:span text:style-name="_5f_bold">DNS</text:span> сервис на локальном компе.</text:p>
      <text:p text:style-name="P8"><text:s/><text:span text:style-name="T43">Что в итоге нужно:</text:span></text:p>
      <text:list xml:id="list3631307556" text:style-name="L1">
        <text:list-item>
          <text:p text:style-name="P36">Определить место <text:span text:style-name="T11">где будет</text:span> <text:span text:style-name="T11">хранится </text:span>сайт</text:p>
        </text:list-item>
        <text:list-item>
          <text:p text:style-name="P37">Исправить конфигурацию <text:span text:style-name="_5f_bold"><text:span text:style-name="T30">apache</text:span></text:span>, чтобы он знал куда нужно лезть.</text:p>
        </text:list-item>
      </text:list>
      <text:p text:style-name="_5f_heading_5f_middle_5f_1">Настройка - практика</text:p>
      <text:p text:style-name="_5f_heading_5f_middle_5f_2">Создание пользователя</text:p>
      <text:p text:style-name="P10">Прежде оздайте пользователя без привилегий root. <text:span text:style-name="T35">У него должна быть основная группа www-data. Из под этой группы работает апач. Он должен иметь право изменять содержимое папок, поэтому у всех папок должна быть его группа и он должен иметь право записи в папки.</text:span></text:p>
      <text:p text:style-name="P11"><text:soft-page-break/>Создаем пользователя <text:span text:style-name="T23">для </text:span><text:span text:style-name="T3">www</text:span>. <text:span text:style-name="T36">Группа www-data должна быть после установки </text:span><text:span text:style-name="_5f_bold"><text:span text:style-name="T36">Apache</text:span></text:span><text:span text:style-name="T36">. А может и изначально. Пофиг.</text:span></text:p>
      <text:p text:style-name="P33">sudo useradd -m -s /bin/bash -g www-data wordpress</text:p>
      <text:p text:style-name="P34">sudo passwd <text:span text:style-name="T39">wordpress</text:span></text:p>
      <text:p text:style-name="P26">Имя для сайта</text:p>
      <text:p text:style-name="P12"><text:span text:style-name="T38">Домен выбираем из списка. Эти домены зарезервированы. </text:span><text:span text:style-name="T34">Их можно использовать. </text:span><text:span text:style-name="T37">Используем </text:span><text:span text:style-name="T13">test. </text:span><text:span text:style-name="T8">Иначе могут быть проблемы с доступом к сайтами, если есть доступ в инет. Всё будет нереально глючить.</text:span></text:p>
      <text:p text:style-name="_5f_code">.test</text:p>
      <text:p text:style-name="_5f_code">.example</text:p>
      <text:p text:style-name="_5f_code">.invalid</text:p>
      <text:p text:style-name="_5f_code">.localhost</text:p>
      <text:p text:style-name="_5f_heading_5f_middle_5f_2">Место <text:span text:style-name="T44">для сайта</text:span></text:p>
      <text:p text:style-name="P13"><text:span text:style-name="T45">Создадим </text:span><text:span text:style-name="T14">папку</text:span><text:span text:style-name="T45"> для размещения </text:span><text:span text:style-name="T14">сайта</text:span></text:p>
      <text:p text:style-name="_5f_code">sudo mkdir -p /var/www/wordpress.test/public_html</text:p>
      <text:p text:style-name="P16">-<text:span text:style-name="T27">p не ругаться если уже есть</text:span></text:p>
      <text:p text:style-name="P17">Права смотри ниже</text:p>
      <text:p text:style-name="P27">Подключаем папку как виртуальный сайт</text:p>
      <text:p text:style-name="P24"><text:span text:style-name="T49">Переходим в директорию с конфигурациями </text:span><text:span text:style-name="_5f_bold"><text:span text:style-name="T36">Apache</text:span></text:span><text:span text:style-name="T49"> и создаем файл когфигурации </text:span><text:span text:style-name="T18">для </text:span><text:span text:style-name="T6">сайта </text:span><text:span text:style-name="_5f_bold"><text:span text:style-name="T48">wordpress</text:span></text:span><text:span text:style-name="T16">.</text:span></text:p>
      <text:p text:style-name="_5f_code">cd /etc/apache2/sites-available/</text:p>
      <text:p text:style-name="P2"><text:span text:style-name="T46">sudo </text:span>touch wordpress.test.conf</text:p>
      <text:p text:style-name="P25"><text:span text:style-name="T19">Изменяем </text:span><text:span text:style-name="T7">с</text:span><text:span text:style-name="T50">одержимое </text:span><text:span text:style-name="T32">файла:</text:span></text:p>
      <text:p text:style-name="_5f_code">&lt;VirtualHost *:80&gt;</text:p>
      <text:p text:style-name="P3"><text:s text:c="4"/>ServerAdmin admin@wordpress.test</text:p>
      <text:p text:style-name="P3"><text:s text:c="4"/>ServerName wordpress.test</text:p>
      <text:p text:style-name="P3"><text:s text:c="4"/>ServerAlias www.wordpress.test</text:p>
      <text:p text:style-name="P3"><text:s text:c="4"/>DocumentRoot /var/www/wordpress.test/public_html</text:p>
      <text:p text:style-name="_5f_code"><text:s text:c="4"/>ErrorLog ${APACHE_LOG_DIR}/error.log</text:p>
      <text:p text:style-name="_5f_code"><text:s text:c="4"/>CustomLog ${APACHE_LOG_DIR}/access.log combined</text:p>
      <text:p text:style-name="_5f_code">&lt;/VirtualHost&gt;</text:p>
      <text:p text:style-name="P20">Чтобы включить новый файл виртуального хоста, используйте a2ensite вспомогательный скрипт, который создает символическую ссылку из файла виртуального хоста в каталог sites-enabled:</text:p>
      <text:p text:style-name="P5">sudo a2ensite wordpress.test</text:p>
      <text:p text:style-name="_5f_code">sudo systemctl reload-or-restart apache2</text:p>
      <text:p text:style-name="P20">Другой вариант – создать символическую ссылку вручную, как показано ниже:</text:p>
      <text:p text:style-name="_5f_code">sudo ln -s /etc/apache2/sites-available/domain1.ru.conf /etc/apache2/sites-enabled/</text:p>
      <text:p text:style-name="P18">В принципе можно было в папке <text:s/><text:span text:style-name="T32">sites-available </text:span>создать файл и не парится. Но так как то гибче.</text:p>
      <text:p text:style-name="P20">После этого проверьте конфигурацию на наличие синтаксических ошибок с помощью:</text:p>
      <text:p text:style-name="_5f_code">sudo apachectl configtest</text:p>
      <text:p text:style-name="P21"><text:span text:style-name="T20">П</text:span>роверяем наличие хостов</text:p>
      <text:p text:style-name="_5f_code">apache2ctl -S</text:p>
      <text:p text:style-name="P20"/>
      <text:p text:style-name="_5f_heading_5f_middle_5f_2">Правим hosts</text:p>
      <text:p text:style-name="P20">Далее <text:span text:style-name="T11">прописываем DNS в </text:span><text:span text:style-name="_5f_bold"><text:span text:style-name="T28">C:\windows\system32\drivers\etc\hosts</text:span></text:span><text:span text:style-name="T12">. </text:span></text:p>
      <text:p text:style-name="_5f_code">192.168.2.2<text:span text:style-name="T22">10</text:span> wordpress.test</text:p>
      <text:p text:style-name="_5f_heading_5f_middle_5f_2"><text:soft-page-break/>Пользователь и группа www-data</text:p>
      <text:p text:style-name="P22">После установки <text:span text:style-name="_5f_bold">Apache</text:span> нужно установить правильные права доступа для пользователей и групп. В этом нам помогут команды <text:span text:style-name="_5f_bold">chown</text:span> (изменить владельца) и <text:span text:style-name="_5f_bold">chmod</text:span> (изменить права доступа). Рассмотрим эти команды, а потом установим владельца для директории <text:span text:style-name="_5f_bold">/var/www</text:span> и права доступа к ней.</text:p>
      <text:p text:style-name="P22">После установки <text:span text:style-name="_5f_bold">web-</text:span>сервера <text:span text:style-name="_5f_bold">Apache</text:span> запущен под пользователем и группой <text:span text:style-name="_5f_bold">www-data</text:span></text:p>
      <text:p text:style-name="P22">Директории виртуальных хостов расположены в <text:span text:style-name="_5f_bold">/var/www</text:span></text:p>
      <text:p text:style-name="P22">Нам нужно обеспечить минимальные права для <text:span text:style-name="_5f_bold">web-</text:span>сервера (чтение директорий и файлов), чтобы он мог работать. И предоставить необходимые права на создание, редактирование и удаление файлов и директорий разработчику.</text:p>
      <text:p text:style-name="P32"><text:span text:style-name="T54">Устанавливаем владельца и права</text:span></text:p>
      <text:p text:style-name="P19">У всего дерево должен быть владелец <text:span text:style-name="T1">wordpress </text:span>и группа www-data. <text:span text:style-name="T52">Все каталоги 775. Все файлы 6</text:span><text:span text:style-name="T53">6</text:span><text:span text:style-name="T52">4.</text:span></text:p>
      <text:p text:style-name="_5f_code">sudo find /var/www/wordpress.test -exec chown <text:span text:style-name="T40">wordpress</text:span>:www-data {} \; -print</text:p>
      <text:p text:style-name="P4">sudo find /var/www/wordpress.test -type d -exec chmod <text:span text:style-name="T41">775</text:span> {} \; -print</text:p>
      <text:p text:style-name="P4">sudo find /var/www/wordpress.test -type f -exec chmod <text:span text:style-name="T1">6</text:span><text:span text:style-name="T2">6</text:span><text:span text:style-name="T1">4</text:span> {} \; -print</text:p>
      <text:p text:style-name="P38">Можно в браузере запустить <text:span text:style-name="T21">сайт. </text:span><text:span text:style-name="_5f_bold"><text:span text:style-name="T36">Apache </text:span></text:span><text:span text:style-name="T55">дол</text:span><text:span text:style-name="T24">жен </text:span><text:span text:style-name="T21">откликнется.</text:span></text:p>
      <text:p text:style-name="P35"><text:a xlink:type="simple" xlink:href="http://wordpress.test/" text:style-name="Internet_20_link" text:visited-style-name="Visited_20_Internet_20_Link">http://wordpress.test/</text:a></text:p>
      <text:p text:style-name="P40">вывел:</text:p>
      <text:p text:style-name="P35">Index of /</text:p>
      <text:p text:style-name="P35">[ICO]<text:tab/>Name<text:tab/>Last modified<text:tab/>Size<text:tab/>Description</text:p>
      <text:p text:style-name="P35">Apache/2.4.41 (Ubuntu) Server at wordpress.test Port 80</text:p>
      <text:p text:style-name="P41"><text:span text:style-name="T56">Намекает что в папке пусто. </text:span><text:span text:style-name="T57">Заходим на </text:span><text:span text:style-name="T5">ftp </text:span><text:span text:style-name="T57">из под пользователя </text:span><text:span text:style-name="_5f_bold"><text:span text:style-name="T57">wordpress</text:span></text:span><text:span text:style-name="T5"> </text:span><text:span text:style-name="T57">и кидаем в корень </text:span><text:span text:style-name="T15">файл </text:span><text:span text:style-name="_5f_bold"><text:span text:style-name="T57">index.php.</text:span></text:span><text:span text:style-name="T17"> </text:span><text:span text:style-name="T15">Работает.</text:span></text:p>
      <text:p text:style-name="P28"/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79</meta:editing-cycles>
    <meta:print-date>1970-01-01T03:00:00</meta:print-date>
    <meta:creation-date>2019-07-03T13:26:00</meta:creation-date>
    <dc:date>2021-01-17T15:04:25.027000000</dc:date>
    <meta:editing-duration>P7DT3H5M21S</meta:editing-duration>
    <meta:generator>LibreOffice/7.0.3.1$Windows_X86_64 LibreOffice_project/d7547858d014d4cf69878db179d326fc3483e082</meta:generator>
    <meta:document-statistic meta:table-count="0" meta:image-count="0" meta:object-count="0" meta:page-count="3" meta:paragraph-count="93" meta:word-count="657" meta:character-count="5190" meta:non-whitespace-character-count="459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